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65e6" officeooo:paragraph-rsid="001065e6"/>
    </style:style>
    <style:style style:name="P2" style:family="paragraph" style:parent-style-name="Standard">
      <style:paragraph-properties fo:text-align="start" style:justify-single-word="false"/>
      <style:text-properties officeooo:rsid="001065e6" officeooo:paragraph-rsid="001065e6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29dc1"/>
    </style:style>
    <style:style style:name="P4" style:family="paragraph" style:parent-style-name="Standard">
      <style:paragraph-properties fo:text-align="start" style:justify-single-word="false"/>
      <style:text-properties officeooo:rsid="00106d2f" officeooo:paragraph-rsid="00106d2f"/>
    </style:style>
    <style:style style:name="P5" style:family="paragraph" style:parent-style-name="Standard">
      <style:paragraph-properties fo:text-align="center" style:justify-single-word="false">
        <style:tab-stops>
          <style:tab-stop style:position="7.011cm"/>
        </style:tab-stops>
      </style:paragraph-properties>
      <style:text-properties fo:font-size="16pt" style:text-underline-style="none" fo:font-weight="bold" officeooo:rsid="001065e6" officeooo:paragraph-rsid="001065e6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7.011cm"/>
        </style:tab-stops>
      </style:paragraph-properties>
      <style:text-properties fo:font-size="16pt" style:text-underline-style="none" fo:font-weight="bold" officeooo:rsid="001065e6" officeooo:paragraph-rsid="001065e6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0f510" officeooo:paragraph-rsid="0010f510"/>
    </style:style>
    <style:style style:name="P8" style:family="paragraph" style:parent-style-name="Standard">
      <style:paragraph-properties fo:text-align="start" style:justify-single-word="false"/>
      <style:text-properties officeooo:rsid="00129dc1" officeooo:paragraph-rsid="00129dc1"/>
    </style:style>
    <style:style style:name="P9" style:family="paragraph" style:parent-style-name="Standard">
      <style:paragraph-properties fo:text-align="start" style:justify-single-word="false"/>
      <style:text-properties fo:font-weight="bold" officeooo:rsid="00129dc1" officeooo:paragraph-rsid="00129dc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29dc1" officeooo:paragraph-rsid="00129dc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4b485" officeooo:paragraph-rsid="0014b48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29dc1" officeooo:paragraph-rsid="00129dc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29dc1" officeooo:paragraph-rsid="00129dc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4b485" officeooo:paragraph-rsid="0014b485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weight="normal" officeooo:rsid="00129dc1" officeooo:paragraph-rsid="00129dc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text-underline-style="solid" style:text-underline-width="auto" style:text-underline-color="font-color" fo:font-weight="bold" officeooo:rsid="00129dc1" officeooo:paragraph-rsid="00129dc1" style:font-weight-asian="bold" style:font-weight-complex="bold"/>
    </style:style>
    <style:style style:name="P17" style:family="paragraph"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0000ff"/>
    </style:style>
    <style:style style:name="T4" style:family="text">
      <style:text-properties style:use-window-font-color="true" fo:font-weight="normal" officeooo:rsid="00129dc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tabase</text:p>
      <text:p text:style-name="P5"/>
      <text:p text:style-name="P5"/>
      <text:p text:style-name="P1"/>
      <text:p text:style-name="P2">Example: Suppose we are a small lending library</text:p>
      <text:p text:style-name="P2"/>
      <text:p text:style-name="P2">what things do we need to store information about?</text:p>
      <text:p text:style-name="P2"/>
      <text:p text:style-name="P2"/>
      <text:p text:style-name="P2"/>
      <text:p text:style-name="P2"><draw:rect text:anchor-type="paragraph" draw:z-index="0" draw:style-name="gr1" draw:text-style-name="P17" svg:width="3.07cm" svg:height="4.102cm" svg:x="-0.813cm" svg:y="0.263cm"><text:p/></draw:rect><draw:rect text:anchor-type="paragraph" draw:z-index="1" draw:style-name="gr1" draw:text-style-name="P17" svg:width="2.7cm" svg:height="4.181cm" svg:x="3.182cm" svg:y="0.263cm"><text:p/></draw:rect><draw:rect text:anchor-type="paragraph" draw:z-index="2" draw:style-name="gr1" draw:text-style-name="P17" svg:width="3.176cm" svg:height="4.208cm" svg:x="7.071cm" svg:y="0.289cm"><text:p/></draw:rect><text:tab/></text:p>
      <text:p text:style-name="P2"/>
      <text:p text:style-name="P4">Books<text:tab/><text:tab/><text:tab/>User<text:tab/><text:tab/><text:tab/>Transaction</text:p>
      <text:p text:style-name="P4">Title<text:tab/><text:tab/><text:tab/>Name<text:tab/><text:tab/><text:tab/>Date</text:p>
      <text:p text:style-name="P4">Author<text:tab/><text:tab/><text:tab/>Address<text:tab/><text:tab/>Overdue</text:p>
      <text:p text:style-name="P4">Publisher<text:tab/><text:tab/><text:tab/><text:tab/><text:tab/>UserID</text:p>
      <text:p text:style-name="P4"><draw:line text:anchor-type="paragraph" draw:z-index="3" draw:style-name="gr2" draw:text-style-name="P17" svg:x1="1.568cm" svg:y1="0.284cm" svg:x2="7.336cm" svg:y2="0.284cm"><text:p/></draw:line>BookID<text:tab/><text:tab/><text:tab/><text:tab/><text:tab/>BookID</text:p>
      <text:p text:style-name="P4"><text:tab/><text:tab/><text:tab/><text:tab/><text:tab/><text:tab/>TransactionID</text:p>
      <text:p text:style-name="P4"/>
      <text:p text:style-name="P4"/>
      <text:p text:style-name="P4"/>
      <text:p text:style-name="P7">Do we have books by a given author?</text:p>
      <text:p text:style-name="P7">Do we have a specific book?</text:p>
      <text:p text:style-name="P7">Books by same author?</text:p>
      <text:p text:style-name="P7">Books with similar or higher ratings?</text:p>
      <text:p text:style-name="P7"/>
      <text:p text:style-name="P8">We can ask the database to self-describe</text:p>
      <text:p text:style-name="P8"/>
      <text:p text:style-name="P9"><text:span text:style-name="T1">Describe</text:span> books;</text:p>
      <text:p text:style-name="P9"/>
      <text:p text:style-name="P10"/>
      <text:p text:style-name="P10"/>
      <text:p text:style-name="P10"/>
      <text:p text:style-name="P13">The SELECT Statement</text:p>
      <text:p text:style-name="P10"/>
      <text:p text:style-name="P10">This is the most powerful and complex of the SQL statements.</text:p>
      <text:p text:style-name="P10"/>
      <text:p text:style-name="P10">Its structure is reasonably simple:</text:p>
      <text:p text:style-name="P10"/>
      <text:p text:style-name="P9"><text:span text:style-name="T3">SELECT</text:span> <text:span text:style-name="T1">columns</text:span><text:span text:style-name="T3"> FROM</text:span> <text:span text:style-name="T1">tables</text:span> <text:span text:style-name="T3">WHERE </text:span><text:span text:style-name="T1">condition;</text:span></text:p>
      <text:p text:style-name="P9"/>
      <text:p text:style-name="P9"/>
      <text:p text:style-name="P9"/>
      <text:p text:style-name="P16">How do we answer the question?</text:p>
      <text:p text:style-name="P16"/>
      <text:p text:style-name="P15">Does the output of the select statement answer our first question?</text:p>
      <text:list xml:id="list8448874387649054051" text:style-name="L1">
        <text:list-item>
          <text:p text:style-name="P3"><text:span text:style-name="T4">Which books have a rating less than 10</text:span></text:p>
          <text:p text:style-name="P3"><text:span text:style-name="T4"/></text:p>
        </text:list-item>
      </text:list>
      <text:p text:style-name="P15">This requires that we filter the database we need therefore to add a condition.</text:p>
      <text:p text:style-name="P10"/>
      <text:p text:style-name="P10"/>
      <text:p text:style-name="P14"><text:soft-page-break/>Oracle NULL values</text:p>
      <text:p text:style-name="P11"/>
      <text:p text:style-name="P11">NULL values represent missing or unknown data.</text:p>
      <text:p text:style-name="P11"/>
      <text:p text:style-name="P11">The NULL is untyped in SQL, meaning that is not an integer a character, or any other specific data type.</text:p>
      <text:p text:style-name="P11"/>
      <text:p text:style-name="P11"/>
      <text:p text:style-name="P14">So to truly answer the question</text:p>
      <text:p text:style-name="P14"/>
      <text:p text:style-name="P11">which books have a rating less than 0</text:p>
      <text:p text:style-name="P11"/>
      <text:p text:style-name="P11">we need to add another condition</text:p>
      <text:p text:style-name="P11"/>
      <text:p text:style-name="P11">Select book_title from books where rating&lt;10 <text:span text:style-name="T2">or rating is NULL;</text:span></text:p>
      <text:p text:style-name="P11"/>
      <text:p text:style-name="P11">this returns the list:</text:p>
      <text:p text:style-name="P9"/>
      <text:p text:style-name="P12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14:10:41.240000000</meta:creation-date>
    <dc:date>2014-09-22T14:45:17.905000000</dc:date>
    <meta:editing-duration>PT34M40S</meta:editing-duration>
    <meta:editing-cycles>6</meta:editing-cycles>
    <meta:generator>LibreOffice/4.3.1.2$Windows_x86 LibreOffice_project/958349dc3b25111dbca392fbc281a05559ef6848</meta:generator>
    <meta:document-statistic meta:table-count="0" meta:image-count="0" meta:object-count="0" meta:page-count="2" meta:paragraph-count="33" meta:word-count="195" meta:character-count="1133" meta:non-whitespace-character-count="945"/>
  </office:meta>
</office:document-meta>
</file>